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045cm" svg:y="0cm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tensité en A</text:p>
          </table:table-cell>
          <table:table-cell office:value-type="string" calcext:value-type="string">
            <text:p>Champ magnétique en m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9.35" calcext:value-type="float">
            <text:p>-9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.45" calcext:value-type="float">
            <text:p>-12.45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-15.3" calcext:value-type="float">
            <text:p>-15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9:04:15.876937217</meta:creation-date>
    <dc:date>2024-06-04T09:10:12.675365733</dc:date>
    <meta:editing-duration>PT5M57S</meta:editing-duration>
    <meta:editing-cycles>1</meta:editing-cycles>
    <meta:document-statistic meta:table-count="1" meta:cell-count="14" meta:object-count="1"/>
    <meta:generator>LibreOffice/24.2.3.2$Linux_X86_64 LibreOffice_project/433d9c2ded56988e8a90e6b2e771ee4e6a5ab2ba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08cm" svg:y="4.201cm" style:legend-expansion="high" chart:style-name="ch2"/>
        <chart:plot-area chart:style-name="ch3" table:cell-range-address="Sheet1.A1:Sheet1.B7" chart:data-source-has-labels="row" svg:x="0.32cm" svg:y="0.18cm" svg:width="9.968cm" svg:height="8.64cm">
          <chart:coordinate-region svg:x="1.047cm" svg:y="0.379cm" svg:width="9.14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amp magnétique en m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2">
                <text:p>2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-9.35">
                <text:p>-9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12.45">
                <text:p>-12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6">
                <text:p>2.46</text:p>
              </table:table-cell>
              <table:table-cell office:value-type="float" office:value="-15.3">
                <text:p>-15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33d9c2ded56988e8a90e6b2e771ee4e6a5ab2b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